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style style:name="P14" style:family="paragraph" style:parent-style-name="Text_20_body" style:list-style-name="L7">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fter gathering project information (such as in the form you just completed), the next stage in a typical project development cycle is usually <text:span text:style-name="Strong_20_Emphasis">Planning and Design</text:span>. This stage takes the information gathered and translates it into a more detailed action plan. It’s when the project's technical and functional requirements are further defined, and high-level design decisions are made.</text:p>
      <text:p text:style-name="Text_20_body">Here's a typical <text:span text:style-name="Strong_20_Emphasis">Project Development Cycle</text:span> (or Software Development Life Cycle, SDLC) with stages:</text:p>
      <text:h text:style-name="Heading_20_3" text:outline-level="3">1. <text:span text:style-name="Strong_20_Emphasis">Requirement Gathering &amp; Analysis</text:span></text:h>
      <text:list text:style-name="L1">
        <text:list-item>
          <text:p text:style-name="P2"><text:span text:style-name="Strong_20_Emphasis">Purpose</text:span>: Collect and analyze all the necessary requirements for the project from stakeholders. </text:p>
        </text:list-item>
        <text:list-item>
          <text:p text:style-name="P1"><text:span text:style-name="Strong_20_Emphasis">Outcome</text:span>: A clear understanding of what the project should achieve, documented in a requirements specification document (like the form you provided). </text:p>
        </text:list-item>
      </text:list>
      <text:h text:style-name="Heading_20_3" text:outline-level="3">2. <text:span text:style-name="Strong_20_Emphasis">Planning &amp; Design</text:span></text:h>
      <text:list text:style-name="L2">
        <text:list-item>
          <text:p text:style-name="P4"><text:span text:style-name="Strong_20_Emphasis">Purpose</text:span>: Plan how the project will be executed. This involves setting milestones, timelines, and resource allocation. Design decisions are made, including the architecture of the system. </text:p>
        </text:list-item>
        <text:list-item>
          <text:p text:style-name="P3"><text:span text:style-name="Strong_20_Emphasis">Outcome</text:span>: Detailed project plans, system architecture design, UI/UX wireframes or prototypes, database design, and API specifications. </text:p>
        </text:list-item>
      </text:list>
      <text:h text:style-name="Heading_20_3" text:outline-level="3">3. <text:span text:style-name="Strong_20_Emphasis">Development</text:span></text:h>
      <text:list text:style-name="L3">
        <text:list-item>
          <text:p text:style-name="P6"><text:span text:style-name="Strong_20_Emphasis">Purpose</text:span>: Actual coding and development of the system based on the designs and requirements. Developers write the program code, integrate components, and implement features. </text:p>
        </text:list-item>
        <text:list-item>
          <text:p text:style-name="P5"><text:span text:style-name="Strong_20_Emphasis">Outcome</text:span>: A working system that meets the functional and technical requirements specified in earlier stages. </text:p>
        </text:list-item>
      </text:list>
      <text:h text:style-name="Heading_20_3" text:outline-level="3">4. <text:span text:style-name="Strong_20_Emphasis">Testing</text:span></text:h>
      <text:list text:style-name="L4">
        <text:list-item>
          <text:p text:style-name="P8"><text:span text:style-name="Strong_20_Emphasis">Purpose</text:span>: Ensure that the system is bug-free and meets the original requirements. This phase includes various types of testing like unit testing, integration testing, system testing, and user acceptance testing (UAT). </text:p>
        </text:list-item>
        <text:list-item>
          <text:p text:style-name="P7"><text:span text:style-name="Strong_20_Emphasis">Outcome</text:span>: Identifying and fixing bugs, ensuring the program works as expected. </text:p>
        </text:list-item>
      </text:list>
      <text:h text:style-name="Heading_20_3" text:outline-level="3">5. <text:span text:style-name="Strong_20_Emphasis">Deployment</text:span></text:h>
      <text:list text:style-name="L5">
        <text:list-item>
          <text:p text:style-name="P10"><text:span text:style-name="Strong_20_Emphasis">Purpose</text:span>: Make the system available to users. This can include staging environments (testing in a live-like environment) before actual deployment. </text:p>
        </text:list-item>
        <text:list-item>
          <text:p text:style-name="P9"><text:span text:style-name="Strong_20_Emphasis">Outcome</text:span>: A fully functional system is deployed in the production environment for use by the target audience. </text:p>
        </text:list-item>
      </text:list>
      <text:h text:style-name="Heading_20_3" text:outline-level="3">6. <text:span text:style-name="Strong_20_Emphasis">Maintenance &amp; Support</text:span></text:h>
      <text:list text:style-name="L6">
        <text:list-item>
          <text:p text:style-name="P12"><text:span text:style-name="Strong_20_Emphasis">Purpose</text:span>: After the system is deployed, ongoing support is needed. This phase includes fixing bugs, patching security vulnerabilities, and adding enhancements based on user feedback. </text:p>
        </text:list-item>
        <text:list-item>
          <text:p text:style-name="P11"><text:span text:style-name="Strong_20_Emphasis">Outcome</text:span>: An evolving system that continues to meet user needs and remains secure over time. </text:p>
        </text:list-item>
      </text:list>
      <text:p text:style-name="Horizontal_20_Line"><text:soft-page-break/></text:p>
      <text:h text:style-name="Heading_20_3" text:outline-level="3">Summary of Project Development Stages:</text:h>
      <text:list text:style-name="L7">
        <text:list-item>
          <text:p text:style-name="P14"><text:span text:style-name="Strong_20_Emphasis">Requirement Gathering &amp; Analysis</text:span> </text:p>
        </text:list-item>
        <text:list-item>
          <text:p text:style-name="P14"><text:span text:style-name="Strong_20_Emphasis">Planning &amp; Design</text:span> </text:p>
        </text:list-item>
        <text:list-item>
          <text:p text:style-name="P14"><text:span text:style-name="Strong_20_Emphasis">Development</text:span> </text:p>
        </text:list-item>
        <text:list-item>
          <text:p text:style-name="P14"><text:span text:style-name="Strong_20_Emphasis">Testing</text:span> </text:p>
        </text:list-item>
        <text:list-item>
          <text:p text:style-name="P14"><text:span text:style-name="Strong_20_Emphasis">Deployment</text:span> </text:p>
        </text:list-item>
        <text:list-item>
          <text:p text:style-name="P13"><text:span text:style-name="Strong_20_Emphasis">Maintenance &amp; Support</text:span> </text:p>
        </text:list-item>
      </text:list>
      <text:p text:style-name="Text_20_body">Each of these stages can overlap depending on the development methodology you are using (e.g., Waterfall, Agile). For example, in Agile development, stages like testing, development, and design can be iterative and happen in parallel in shorter cycles or sprints.</text:p>
      <text:p text:style-name="Text_20_body">Let me know if you need more details on any stag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3T17:02:25.807000000</meta:creation-date>
    <dc:date>2024-12-23T17:02:28.306000000</dc:date>
    <meta:editing-duration>PT3S</meta:editing-duration>
    <meta:editing-cycles>1</meta:editing-cycles>
    <meta:generator>LibreOffice/7.6.2.1$Windows_X86_64 LibreOffice_project/56f7684011345957bbf33a7ee678afaf4d2ba333</meta:generator>
    <meta:document-statistic meta:table-count="0" meta:image-count="0" meta:object-count="0" meta:page-count="2" meta:paragraph-count="29" meta:word-count="412" meta:character-count="2745" meta:non-whitespace-character-count="2362"/>
  </office:meta>
</office:document-meta>
</file>